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5.62cm"/>
    </style:style>
    <style:style style:name="co3" style:family="table-column">
      <style:table-column-properties fo:break-before="auto" style:column-width="6.091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9.267cm"/>
    </style:style>
    <style:style style:name="co6" style:family="table-column">
      <style:table-column-properties fo:break-before="auto" style:column-width="7.23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4.396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37"/>
    <style:style style:name="ce20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1" style:family="table-cell" style:parent-style-name="Default">
      <style:text-properties style:font-name="Cabrila" style:font-name-complex="Cabrila"/>
    </style:style>
    <style:style style:name="ce22" style:family="table-cell" style:parent-style-name="Default" style:data-style-name="N37">
      <style:text-properties style:font-name="Cabrila" style:font-name-complex="Cabrila"/>
    </style:style>
    <style:style style:name="ce23" style:family="table-cell" style:parent-style-name="Default">
      <style:text-properties fo:color="#1b1b1b" style:font-name="CABRILA" style:font-name-complex="CABRILA"/>
    </style:style>
    <style:style style:name="ce24" style:family="table-cell" style:parent-style-name="Default">
      <style:text-properties style:font-name="Liberation Sans"/>
    </style:style>
    <style:style style:name="ce27" style:family="table-cell" style:parent-style-name="Default">
      <style:text-properties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9" style:family="table-cell" style:parent-style-name="Default">
      <style:text-properties style:font-name="Cabrila" style:font-name-complex="Cabrila"/>
    </style:style>
    <style:style style:name="ce10" style:family="table-cell" style:parent-style-name="Default">
      <style:text-properties style:text-outline="false" style:text-line-through-style="none" style:text-line-through-type="none" style:font-name="Cabrila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ext-properties style:font-name="Cabrila" style:font-name-complex="Cabrila"/>
    </style:style>
    <style:style style:name="ce13" style:family="table-cell" style:parent-style-name="Default">
      <style:text-properties fo:color="#1b1b1b" style:font-name="CABRILA" style:font-name-complex="CABRILA"/>
    </style:style>
    <style:style style:name="ce14" style:family="table-cell" style:parent-style-name="Default"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Calibri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nthosh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8" office:value-type="string" calcext:value-type="string">
            <text:p>WF NO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WF Name</text:p>
          </table:table-cell>
          <table:table-cell table:style-name="ce8" office:value-type="string" calcext:value-type="string">
            <text:p>SR</text:p>
          </table:table-cell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ugs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eports</text:p>
          </table:table-cell>
          <table:table-cell table:style-name="ce8" table:number-columns-repeated="1016"/>
        </table:table-row>
        <table:table-row table:style-name="ro2">
          <table:table-cell office:value-type="string" calcext:value-type="string">
            <text:p>WORKFLOW_09</text:p>
          </table:table-cell>
          <table:table-cell office:value-type="date" office:date-value="2024-11-15" calcext:value-type="date">
            <text:p>15/11/24</text:p>
          </table:table-cell>
          <table:table-cell office:value-type="string" calcext:value-type="string">
            <text:p>VAT_Transfer</text:p>
          </table:table-cell>
          <table:table-cell office:value-type="string" calcext:value-type="string">
            <text:p>VAT Transfer (Trade)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1. Two date invoice param in NTA AP Invoice</text:p>
            <text:p>2. 500 sql exception error showing while chosing </text:p>
            <text:p>The campagin in NTA purchase order li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RKFLOW_011</text:p>
          </table:table-cell>
          <table:table-cell office:value-type="date" office:date-value="2024-11-15" calcext:value-type="date">
            <text:p>15/11/24</text:p>
          </table:table-cell>
          <table:table-cell table:number-columns-repeated="2" table:style-name="ce9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79654001AR2409-1000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WORKFLOW_14</text:p>
          </table:table-cell>
          <table:table-cell office:value-type="date" office:date-value="2024-11-16" calcext:value-type="date">
            <text:p>16/11/24</text:p>
          </table:table-cell>
          <table:table-cell table:style-name="ce13" office:value-type="string" calcext:value-type="string">
            <text:p>Marketing Campagin (Trade)</text:p>
          </table:table-cell>
          <table:table-cell office:value-type="string" calcext:value-type="string">
            <text:p><text:span text:style-name="T4">1. Import Activity</text:span></text:p>
            <text:p><text:span text:style-name="T4">2. Import sub activity</text:span></text:p>
            <text:p><text:span text:style-name="T4">3. Import budget</text:span></text:p>
            <text:p><text:span text:style-name="T4">4. Import subbuget</text:span></text:p>
            <text:p><text:span text:style-name="T4">5. Import budget product group</text:span></text:p>
            <text:p><text:span text:style-name="T4">6. Import proposal</text:span></text:p>
            <text:p><text:span text:style-name="T4">7. Import subproposal</text:span></text:p>
            <text:p><text:span text:style-name="T4">8. Import proposal product group</text:span></text:p>
            <text:p><text:span text:style-name="T4">9. Import product SKU</text:span></text:p>
            <text:p><text:span text:style-name="T4">10. Marketing Campagin</text:span></text:p>
            <text:p><text:span text:style-name="T4">   10.1 Marketing campagin Mapping</text:span></text:p>
            <text:p><text:span text:style-name="T4">   10.2 Campagin sub proposal</text:span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mport proposal screen performance issue</text:p>
          </table:table-cell>
          <table:table-cell office:value-type="string" calcext:value-type="string">
            <text:p><text:span text:style-name="T4">Campagin: saw14sp_1149332 </text:span></text:p>
            <text:p><text:span text:style-name="T4">Campagin searh key: 1149332</text:span></text:p>
            <text:p><text:span text:style-name="T4">Sub proposal: saw14sp</text:span></text:p>
            <text:p><text:span text:style-name="T4">Product: 1029848</text:span></text:p>
            <text:p><text:span text:style-name="T4">Product category: Abbott Grow 1</text:span></text:p>
            <text:p><text:span text:style-name="T4">-</text:span></text:p>
            <text:p><text:span text:style-name="T4">NTA Marketing Campagin SK: 1149332</text:span></text:p>
          </table:table-cell>
          <table:table-cell office:value-type="string" calcext:value-type="string">
            <text:p><text:span text:style-name="T4">P2P Purchase Order Integration Report (N)</text:span></text:p>
            <text:p><text:span text:style-name="T4">P2P Invoice Integration Report</text:span></text:p>
            <text:p><text:span text:style-name="T4">P2P Actual &amp; Accrual Integration Report</text:span></text:p>
            <text:p><text:span text:style-name="T4">Contribution% Topline Report (N)</text:span></text:p>
            <text:p><text:span text:style-name="T4">Contribution% SG&amp;A Report</text:span></text:p>
            <text:p><text:span text:style-name="T4">D.5.6 report</text:span></text:p>
            <text:p><text:span text:style-name="T4">D.5.6 D.5.6 Sample Zero Revenue Report</text:span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36</text:p>
          </table:table-cell>
          <table:table-cell office:value-type="date" office:date-value="2024-11-16" calcext:value-type="date">
            <text:p>16/11/24</text:p>
          </table:table-cell>
          <table:table-cell table:style-name="ce13" office:value-type="string" calcext:value-type="string">
            <text:p>StockTake Adjustment</text:p>
          </table:table-cell>
          <table:table-cell office:value-type="string" calcext:value-type="string">
            <text:p><text:span text:style-name="T4">Stocktake Adjustment</text:span></text:p>
            <text:p><text:span text:style-name="T4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<text:span text:style-name="T4">1HH2409-10013 excess</text:span></text:p>
            <text:p><text:span text:style-name="T4">1HH2409-10018 missing</text:span></text:p>
          </table:table-cell>
          <table:table-cell office:value-type="string" calcext:value-type="string">
            <text:p>Storage Detail</text:p>
            <text:p>Master Inventory Report</text:p>
            <text:p/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KFLOW_011</text:p>
          </table:table-cell>
          <table:table-cell table:style-name="ce12" office:value-type="date" office:date-value="2024-11-18" calcext:value-type="date">
            <text:p>18/11/24</text:p>
          </table:table-cell>
          <table:table-cell table:number-columns-repeated="2" table:style-name="ce9" office:value-type="string" calcext:value-type="string">
            <text:p>Treasury Receipt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06031BR2411-1004</text:p>
            <text:p>BP: 110004521</text:p>
            <text:p>Amount: 5.000,0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WORKFLOW_014</text:p>
          </table:table-cell>
          <table:table-cell table:style-name="ce12" office:value-type="date" office:date-value="2024-11-18" calcext:value-type="date">
            <text:p>18/11/24</text:p>
          </table:table-cell>
          <table:table-cell table:style-name="ce13" office:value-type="string" calcext:value-type="string">
            <text:p>Marketing Campagin (Trade)</text:p>
          </table:table-cell>
          <table:table-cell office:value-type="string" calcext:value-type="string">
            <text:p>1. Import Activity</text:p>
            <text:p>2. Import sub activity</text:p>
            <text:p>3. Import budget</text:p>
            <text:p>4. Import subbuget</text:p>
            <text:p>5. Import budget product group</text:p>
            <text:p>6. Import proposal</text:p>
            <text:p>7. Import subproposal</text:p>
            <text:p>8. Import proposal product group</text:p>
            <text:p>9. Import product SKU</text:p>
            <text:p>10. Marketing Campagin</text:p>
            <text:p>   10.1 Marketing campagin Mapping</text:p>
            <text:p>   10.2 Campagin sub proposal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TA PO: 1NPO2411-10098</text:p>
            <text:p>Campagin: 1150109-saw14sp_1150109</text:p>
            <text:p>Subactivity: wf14_Activation</text:p>
            <text:p>BP: 125000022</text:p>
            <text:p>GT: 220.000,00</text:p>
            <text:p>Tax: VAT 10%</text:p>
            <text:p>QTY: 100</text:p>
            <text:p>-</text:p>
            <text:p>GR: 1NGR2411-10301</text:p>
            <text:p><text:span text:style-name="T4">BP: 125000022</text:span></text:p>
            <text:p><text:span text:style-name="T4">-</text:span></text:p>
            <text:p><text:span text:style-name="T4">NTA AP Invoice: 1NAP2411-10606</text:span></text:p>
            <text:p><text:span text:style-name="T4">Invoice Type: Declared Invoice</text:span></text:p>
            <text:p><text:span text:style-name="T4">BP: 125000022</text:span></text:p>
            <text:p><text:span text:style-name="T4">Tax : VAT 10%</text:span></text:p>
            <text:p><text:span text:style-name="T4">Tax Amount : 20.000,00</text:span></text:p>
            <text:p><text:span text:style-name="T4">-</text:span></text:p>
            <text:p><text:span text:style-name="T4">SO: 1SO42411-10022</text:span></text:p>
            <text:p><text:span text:style-name="T4">BP: 110005508</text:span></text:p>
            <text:p><text:span text:style-name="T4">Doc type: SG&amp;A Register Promotion Order</text:span></text:p>
            <text:p><text:span text:style-name="T4">WH: CDC ABB Borrow</text:span></text:p>
            <text:p><text:span text:style-name="T4">Chareg: Y</text:span></text:p>
          </table:table-cell>
          <table:table-cell table:style-name="ce14" office:value-type="string" calcext:value-type="string">
            <text:p><text:span text:style-name="T4">P2P Purchase Order Integration Report (N)</text:span></text:p>
            <text:p><text:span text:style-name="T4">P2P Invoice Integration Report</text:span></text:p>
            <text:p><text:span text:style-name="T4">P2P Actual &amp; Accrual Integration Report</text:span></text:p>
            <text:p><text:span text:style-name="T4">Contribution% Topline Report (N)</text:span></text:p>
            <text:p><text:span text:style-name="T4">Contribution% SG&amp;A Report</text:span></text:p>
            <text:p><text:span text:style-name="T5">Tax invoice list by sku</text:span></text:p>
            <text:p><text:span text:style-name="T5">Tax Invoice List By SKU-Package</text:span></text:p>
            <text:p/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WORKFLOW_09</text:p>
          </table:table-cell>
          <table:table-cell office:value-type="date" office:date-value="2024-11-18" calcext:value-type="date">
            <text:p>18/11/24</text:p>
          </table:table-cell>
          <table:table-cell table:number-columns-repeated="2" office:value-type="string" calcext:value-type="string">
            <text:p>VAT Transfer (Trade)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8549802</text:p>
            <text:p>Prefix invoice no: 7869876576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ORKFLOW_036</text:p>
          </table:table-cell>
          <table:table-cell office:value-type="date" office:date-value="2024-01-19" calcext:value-type="date">
            <text:p>19/01/24</text:p>
          </table:table-cell>
          <table:table-cell office:value-type="string" calcext:value-type="string">
            <text:p>StockTake Adjustment</text:p>
          </table:table-cell>
          <table:table-cell office:value-type="string" calcext:value-type="string">
            <text:p><text:span text:style-name="T4">Stocktake Adjustment</text:span></text:p>
            <text:p><text:span text:style-name="T4">Stocktake adjustment authorization</text:span>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Doc no: 1HH2411-10033</text:p>
            <text:p>Product: 28007</text:p>
            <text:p>QTY Scrapped: -170</text:p>
            <text:p>QTY count: 8.000</text:p>
            <text:p>Charge: Excess</text:p>
            <text:p>-</text:p>
            <text:p>Doc no: 1HH2411-10034</text:p>
            <text:p><text:span text:style-name="T4">Product: 28007</text:span></text:p>
            <text:p><text:span text:style-name="T4">QTY Scrapped: 3000</text:span></text:p>
            <text:p><text:span text:style-name="T4">QTY count: 5000</text:span></text:p>
            <text:p><text:span text:style-name="T4">Charge: Missing</text:span></text:p>
          </table:table-cell>
          <table:table-cell office:value-type="string" calcext:value-type="string">
            <text:p><text:span text:style-name="T6">Stock change inventory report</text:span></text:p>
            <text:p><text:span text:style-name="T5">Master Inventory report-Package</text:span></text:p>
            <text:p><text:span text:style-name="T5">Master Inventory report</text:span></text:p>
            <text:p><text:span text:style-name="T5">Storage Detail</text:span></text:p>
            <text:p/>
          </table:table-cell>
          <table:table-cell table:number-columns-repeated="1016"/>
        </table:table-row>
        <table:table-row table:style-name="ro8">
          <table:table-cell office:value-type="string" calcext:value-type="string">
            <text:p>WORKFLOW_09</text:p>
          </table:table-cell>
          <table:table-cell office:value-type="date" office:date-value="2024-11-20" calcext:value-type="date">
            <text:p>20/11/24</text:p>
          </table:table-cell>
          <table:table-cell office:value-type="string" calcext:value-type="string">
            <text:p>VAT Transfer</text:p>
          </table:table-cell>
          <table:table-cell office:value-type="string" calcext:value-type="string">
            <text:p>AP invoice</text:p>
            <text:p>AP Invoice Confirm</text:p>
            <text:p>Multi VAT Transfer</text:p>
            <text:p>VAT Transf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/>
            <text:p>VAT Transfer trade is not posted </text:p>
          </table:table-cell>
          <table:table-cell office:value-type="string" calcext:value-type="string">
            <text:p>NTA AP Invoice: 1NAP2411-10804</text:p>
            <text:p>Invoice Type: UNDeclared</text:p>
            <text:p>BP: 125000022</text:p>
            <text:p>Product: 1102</text:p>
            <text:p><text:span text:style-name="T4">VAT Transfer: 8550014</text:span></text:p>
            <text:p>-</text:p>
            <text:p>AP Invoice: 1AP2411-10052</text:p>
            <text:p>BP: 110009261</text:p>
            <text:p>Vat Transfer Trade: 8550016</text:p>
          </table:table-cell>
          <table:table-cell office:value-type="string" calcext:value-type="string">
            <text:p>General Ledger</text:p>
            <text:p>General Ledger Detail</text:p>
            <text:p/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anthosh.B1:Santhosh.B1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8:30:19.519721673</meta:creation-date>
    <dc:date>2024-11-25T10:06:24.474489806</dc:date>
    <meta:editing-duration>PT9H20M39S</meta:editing-duration>
    <meta:editing-cycles>67</meta:editing-cycles>
    <meta:generator>LibreOffice/7.3.7.2$Linux_X86_64 LibreOffice_project/30$Build-2</meta:generator>
    <meta:document-statistic meta:table-count="1" meta:cell-count="69" meta:object-count="0"/>
  </office:meta>
</office:document-meta>
</file>